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100000223699A99C2BE6288E1.png" manifest:media-type="image/png"/>
  <manifest:file-entry manifest:full-path="Pictures/1000810C0000261B000038874E6A6D3296283A5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Chorus" svg:font-family="TeXGyreChorus" style:font-pitch="variable"/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685" draw:textarea-vertical-align="middle" draw:auto-grow-height="false" fo:min-height="9.458cm" fo:min-width="9.20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9cm" fo:min-width="6.4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7.5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9cm" fo:min-width="3.101cm"/>
    </style:style>
    <style:style style:name="P1" style:family="paragraph">
      <loext:graphic-properties draw:fill-color="#fff68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111111" style:font-name="eufm1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888a" style:font-name="eufm10" fo:font-size="44pt" fo:font-style="normal" fo:font-weight="bold" fo:background-color="#fff200" style:font-size-asian="44pt" style:font-style-asian="normal" style:font-weight-asian="bold" style:font-size-complex="44pt" style:font-style-complex="normal" style:font-weight-complex="bold"/>
    </style:style>
    <style:style style:name="T1" style:family="text">
      <style:text-properties fo:color="#111111" style:font-name="TeXGyreChorus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888a" style:font-name="eufm10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7cm" svg:height="12.7cm" svg:x="0cm" svg:y="0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4.768cm" svg:height="6.426cm" draw:transform="skewX (-0.0492182849062402) rotate (0.217118958948095) translate (5.783cm 3.069cm)">
            <draw:image xlink:href="Pictures/1000810C0000261B000038874E6A6D3296283A55.svg" xlink:type="simple" xlink:show="embed" xlink:actuate="onLoad">
              <text:p/>
            </draw:image>
            <draw:image xlink:href="Pictures/100002010000017100000223699A99C2BE6288E1.png" xlink:type="simple" xlink:show="embed" xlink:actuate="onLoad"/>
          </draw:frame>
          <draw:frame draw:style-name="gr3" draw:text-style-name="P2" draw:layer="layout" svg:width="4.742cm" svg:height="6.417cm" draw:transform="skewX (0.048345620280243) rotate (-0.223576677180474) translate (2.384cm 1.976cm)">
            <draw:image xlink:href="Pictures/1000810C0000261B000038874E6A6D3296283A55.svg" xlink:type="simple" xlink:show="embed" xlink:actuate="onLoad">
              <text:p/>
            </draw:image>
            <draw:image xlink:href="Pictures/100002010000017100000223699A99C2BE6288E1.png" xlink:type="simple" xlink:show="embed" xlink:actuate="onLoad"/>
          </draw:frame>
          <draw:frame draw:style-name="gr4" draw:text-style-name="P4" draw:layer="layout" svg:width="6.979cm" svg:height="1.919cm" svg:x="2.861cm" svg:y="9.99cm">
            <draw:text-box>
              <text:p text:style-name="P3"><text:span text:style-name="T1">OVERFLOW</text:span></text:p>
            </draw:text-box>
          </draw:frame>
          <draw:frame draw:style-name="gr5" draw:text-style-name="P5" draw:layer="layout" svg:width="8.037cm" svg:height="1.725cm" svg:x="2.332cm" svg:y="0.874cm">
            <draw:text-box>
              <text:p text:style-name="P3"><text:span text:style-name="T2">Carlsberg’s</text:span></text:p>
            </draw:text-box>
          </draw:frame>
          <draw:frame draw:style-name="gr6" draw:text-style-name="P4" draw:layer="layout" svg:width="3.601cm" svg:height="1.919cm" svg:x="4.55cm" svg:y="8.666cm">
            <draw:text-box>
              <text:p text:style-name="P3"><text:span text:style-name="T1">BE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Chorus" svg:font-family="TeXGyreChorus" style:font-pitch="variable"/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20:19:46.021206881</meta:creation-date>
    <dc:date>2020-04-28T18:42:36.109500302</dc:date>
    <meta:editing-duration>PT33M8S</meta:editing-duration>
    <meta:editing-cycles>10</meta:editing-cycles>
    <meta:generator>LibreOffice/6.0.7.3$Linux_X86_64 LibreOffice_project/00m0$Build-3</meta:generator>
    <meta:document-statistic meta:object-count="7"/>
  </office:meta>
</office:document-meta>
</file>